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ET</text:p>
          </table:table-cell>
          <table:table-cell office:value-type="float" office:value="29510000" calcext:value-type="float">
            <text:p>29510000</text:p>
          </table:table-cell>
          <table:table-cell office:value-type="string" calcext:value-type="string">
            <text:p>Weekly</text:p>
          </table:table-cell>
        </table:table-row>
        <table:table-row table:style-name="ro1">
          <table:table-cell office:value-type="string" calcext:value-type="string">
            <text:p>GORT</text:p>
          </table:table-cell>
          <table:table-cell office:value-type="float" office:value="1258" calcext:value-type="float">
            <text:p>1258</text:p>
          </table:table-cell>
          <table:table-cell table:formula="of:=[.B2]/52" office:value-type="float" office:value="24.1923076923077" calcext:value-type="float">
            <text:p>24.1923076923077</text:p>
          </table:table-cell>
        </table:table-row>
        <table:table-row table:style-name="ro1">
          <table:table-cell office:value-type="string" calcext:value-type="string">
            <text:p>ErgOne</text:p>
          </table:table-cell>
          <table:table-cell office:value-type="float" office:value="1202.42" calcext:value-type="float">
            <text:p>1202.42</text:p>
          </table:table-cell>
          <table:table-cell table:formula="of:=[.B3]/52" office:value-type="float" office:value="23.1234615384615" calcext:value-type="float">
            <text:p>23.1234615384615</text:p>
          </table:table-cell>
        </table:table-row>
        <table:table-row table:style-name="ro1">
          <table:table-cell office:value-type="string" calcext:value-type="string">
            <text:p>CYPX</text:p>
          </table:table-cell>
          <table:table-cell office:value-type="float" office:value="126563" calcext:value-type="float">
            <text:p>126563</text:p>
          </table:table-cell>
          <table:table-cell table:formula="of:=[.B4]/52" office:value-type="float" office:value="2433.90384615385" calcext:value-type="float">
            <text:p>2433.90384615385</text:p>
          </table:table-cell>
        </table:table-row>
        <table:table-row table:style-name="ro1">
          <table:table-cell office:value-type="string" calcext:value-type="string">
            <text:p>GreasyCex</text:p>
          </table:table-cell>
          <table:table-cell office:value-type="float" office:value="22842" calcext:value-type="float">
            <text:p>22842</text:p>
          </table:table-cell>
          <table:table-cell table:formula="of:=[.B5]/52" office:value-type="float" office:value="439.269230769231" calcext:value-type="float">
            <text:p>439.269230769231</text:p>
          </table:table-cell>
        </table:table-row>
        <table:table-row table:style-name="ro1">
          <table:table-cell office:value-type="string" calcext:value-type="string">
            <text:p>EGIO</text:p>
          </table:table-cell>
          <table:table-cell office:value-type="float" office:value="155350000" calcext:value-type="float">
            <text:p>155350000</text:p>
          </table:table-cell>
          <table:table-cell table:formula="of:=[.B6]/52" office:value-type="float" office:value="2987500" calcext:value-type="float">
            <text:p>2987500</text:p>
          </table:table-cell>
        </table:table-row>
        <table:table-row table:style-name="ro1">
          <table:table-cell office:value-type="string" calcext:value-type="string">
            <text:p>Ergonaut</text:p>
          </table:table-cell>
          <table:table-cell office:value-type="float" office:value="700000000" calcext:value-type="float">
            <text:p>700000000</text:p>
          </table:table-cell>
          <table:table-cell table:formula="of:=[.B7]/52" office:value-type="float" office:value="13461538.4615385" calcext:value-type="float">
            <text:p>13461538.4615385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float" office:value="30240000" calcext:value-type="float">
            <text:p>30240000</text:p>
          </table:table-cell>
          <table:table-cell table:formula="of:=[.B8]/52" office:value-type="float" office:value="581538.461538462" calcext:value-type="float">
            <text:p>581538.461538462</text:p>
          </table:table-cell>
        </table:table-row>
        <table:table-row table:style-name="ro1">
          <table:table-cell office:value-type="string" calcext:value-type="string">
            <text:p>Mi Goreng</text:p>
          </table:table-cell>
          <table:table-cell office:value-type="float" office:value="19560000" calcext:value-type="float">
            <text:p>19560000</text:p>
          </table:table-cell>
          <table:table-cell table:formula="of:=[.B9]/52" office:value-type="float" office:value="376153.846153846" calcext:value-type="float">
            <text:p>376153.846153846</text:p>
          </table:table-cell>
        </table:table-row>
        <table:table-row table:style-name="ro1">
          <table:table-cell office:value-type="string" calcext:value-type="string">
            <text:p>alien rockets</text:p>
          </table:table-cell>
          <table:table-cell office:value-type="float" office:value="9600000" calcext:value-type="float">
            <text:p>9600000</text:p>
          </table:table-cell>
          <table:table-cell table:formula="of:=[.B10]/52" office:value-type="float" office:value="184615.384615385" calcext:value-type="float">
            <text:p>184615.384615385</text:p>
          </table:table-cell>
        </table:table-row>
        <table:table-row table:style-name="ro1">
          <table:table-cell office:value-type="string" calcext:value-type="string">
            <text:p>Fucks</text:p>
          </table:table-cell>
          <table:table-cell office:value-type="float" office:value="4000000" calcext:value-type="float">
            <text:p>4000000</text:p>
          </table:table-cell>
          <table:table-cell table:formula="of:=[.B11]/52" office:value-type="float" office:value="76923.0769230769" calcext:value-type="float">
            <text:p>76923.0769230769</text:p>
          </table:table-cell>
        </table:table-row>
        <table:table-row table:style-name="ro1">
          <table:table-cell office:value-type="string" calcext:value-type="string">
            <text:p>GIF</text:p>
          </table:table-cell>
          <table:table-cell office:value-type="float" office:value="1500000" calcext:value-type="float">
            <text:p>1500000</text:p>
          </table:table-cell>
          <table:table-cell table:formula="of:=[.B12]/52" office:value-type="float" office:value="28846.1538461538" calcext:value-type="float">
            <text:p>28846.1538461538</text:p>
          </table:table-cell>
        </table:table-row>
        <table:table-row table:style-name="ro1">
          <table:table-cell office:value-type="string" calcext:value-type="string">
            <text:p>alein</text:p>
          </table:table-cell>
          <table:table-cell office:value-type="float" office:value="27331" calcext:value-type="float">
            <text:p>27331</text:p>
          </table:table-cell>
          <table:table-cell table:formula="of:=[.B13]/52" office:value-type="float" office:value="525.596153846154" calcext:value-type="float">
            <text:p>525.596153846154</text:p>
          </table:table-cell>
        </table:table-row>
        <table:table-row table:style-name="ro1">
          <table:table-cell office:value-type="string" calcext:value-type="string">
            <text:p>Dark ergdge</text:p>
          </table:table-cell>
          <table:table-cell office:value-type="float" office:value="10580" calcext:value-type="float">
            <text:p>10580</text:p>
          </table:table-cell>
          <table:table-cell table:formula="of:=[.B14]/52" office:value-type="float" office:value="203.461538461538" calcext:value-type="float">
            <text:p>203.461538461538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3840" calcext:value-type="float">
            <text:p>3840</text:p>
          </table:table-cell>
          <table:table-cell table:formula="of:=[.B15]/52" office:value-type="float" office:value="73.8461538461538" calcext:value-type="float">
            <text:p>73.8461538461538</text:p>
          </table:table-cell>
        </table:table-row>
        <table:table-row table:style-name="ro1">
          <table:table-cell office:value-type="string" calcext:value-type="string">
            <text:p>doggo</text:p>
          </table:table-cell>
          <table:table-cell office:value-type="float" office:value="2310000000000" calcext:value-type="float">
            <text:p>2310000000000</text:p>
          </table:table-cell>
          <table:table-cell table:formula="of:=[.B16]/52" office:value-type="float" office:value="44423076923.0769" calcext:value-type="float">
            <text:p>44423076923.0769</text:p>
          </table:table-cell>
        </table:table-row>
        <table:table-row table:style-name="ro1">
          <table:table-cell office:value-type="string" calcext:value-type="string">
            <text:p>hugging face</text:p>
          </table:table-cell>
          <table:table-cell office:value-type="float" office:value="100000000" calcext:value-type="float">
            <text:p>100000000</text:p>
          </table:table-cell>
          <table:table-cell table:formula="of:=[.B17]/52" office:value-type="float" office:value="1923076.92307692" calcext:value-type="float">
            <text:p>1923076.92307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4:18:11.600101451</meta:creation-date>
    <dc:date>2024-11-25T14:26:06.095979020</dc:date>
    <meta:editing-duration>PT7M54S</meta:editing-duration>
    <meta:editing-cycles>1</meta:editing-cycles>
    <meta:document-statistic meta:table-count="1" meta:cell-count="51" meta:object-count="0"/>
    <meta:generator>LibreOffice/7.3.7.2$Linux_X86_64 LibreOffice_project/30$Build-2</meta:generator>
  </office:meta>
</office:document-meta>
</file>